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476042" draw:marker-start-width="0.6cm" draw:marker-end-width="0.6cm" draw:fill="none" draw:textarea-horizontal-align="justify" draw:textarea-vertical-align="middle" draw:auto-grow-height="false" fo:min-height="16.059cm" fo:min-width="23.789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solid" draw:fill-color="#ffffff" draw:opacity="100%" draw:textarea-horizontal-align="justify" draw:textarea-vertical-align="middle" draw:auto-grow-height="false" fo:min-height="0.836cm" fo:min-width="2.857cm" draw:shadow-opacity="100%"/>
    </style:style>
    <style:style style:name="gr3" style:family="graphic" style:parent-style-name="standard">
      <style:graphic-properties svg:stroke-width="0.1cm" svg:stroke-color="#3465a4" draw:marker-start-width="0.6cm" draw:marker-end-width="0.6cm" draw:fill="none" draw:textarea-horizontal-align="justify" draw:textarea-vertical-align="middle" draw:auto-grow-height="false" fo:min-height="6.438cm" fo:min-width="9.323cm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 draw:opacity="100%"/>
      <style:paragraph-properties fo:text-align="center"/>
      <style:text-properties fo:color="#476042" fo:font-size="18pt"/>
    </style:style>
    <style:style style:name="P4" style:family="paragraph">
      <loext:graphic-properties draw:fill="solid" draw:fill-color="#ffffff" draw:opacity="100%"/>
      <style:paragraph-properties fo:text-align="center"/>
      <style:text-properties fo:color="#3465a4" fo:font-size="18pt"/>
    </style:style>
    <style:style style:name="T1" style:family="text">
      <style:text-properties fo:color="#476042" fo:font-size="18pt"/>
    </style:style>
    <style:style style:name="T2" style:family="text">
      <style:text-properties fo:color="#3465a4" fo:font-size="18pt"/>
    </style:style>
    <style:style style:name="T3" style:family="text">
      <style:text-properties fo:color="#3465a4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389cm" svg:height="16.409cm" svg:x="1.711cm" svg:y="1.9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57cm" svg:height="1.086cm" svg:x="12.193cm" svg:y="1.481cm">
          <text:p text:style-name="P2"><text:span text:style-name="T1">Figure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9.923cm" svg:height="6.788cm" svg:x="14.677cm" svg:y="3.11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3.357cm" svg:height="1.086cm" svg:x="17.543cm" svg:y="2.8cm">
            <text:p text:style-name="P2"><text:span text:style-name="T2">Axes</text:span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9.923cm" svg:height="6.788cm" svg:x="2.977cm" svg:y="3.11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3.357cm" svg:height="1.086cm" svg:x="5.843cm" svg:y="2.8cm">
            <text:p text:style-name="P2"><text:span text:style-name="T2">Axes</text:span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9.923cm" svg:height="6.788cm" svg:x="14.677cm" svg:y="10.61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3.357cm" svg:height="1.086cm" svg:x="17.543cm" svg:y="10.3cm">
            <text:p text:style-name="P2"><text:span text:style-name="T2">Axes</text:span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9.923cm" svg:height="6.788cm" svg:x="2.977cm" svg:y="10.61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3.357cm" svg:height="1.086cm" svg:x="5.843cm" svg:y="10.3cm">
            <text:p text:style-name="P2"><text:span text:style-name="T2">Axes</text:span></text:p>
            <text:p text:style-name="P2"><text:span text:style-name="T3"/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6T23:44:01.264630314</meta:creation-date>
    <dc:date>2019-09-06T23:47:23.626398769</dc:date>
    <meta:editing-duration>PT3M22S</meta:editing-duration>
    <meta:editing-cycles>2</meta:editing-cycles>
    <meta:generator>LibreOffice/6.0.2.1$Linux_X86_64 LibreOffice_project/00m0$Build-1</meta:generator>
    <meta:document-statistic meta:object-count="14"/>
  </office:meta>
</office:document-meta>
</file>